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8in"/>
    </style:style>
    <style:style style:name="co4" style:family="table-column">
      <style:table-column-properties fo:break-before="auto" style:column-width="1.508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3">
          <table:table-cell office:value-type="string">
            <text:p>/v1/Pelvis</text:p>
          </table:table-cell>
          <table:table-cell table:number-columns-repeated="2"/>
          <table:table-cell office:value-type="string">
            <text:p>pelvis</text:p>
          </table:table-cell>
          <table:table-cell/>
        </table:table-row>
        <table:table-row table:style-name="ro3">
          <table:table-cell office:value-type="string">
            <text:p>/v1/LeftHipRotator</text:p>
          </table:table-cell>
          <table:table-cell office:value-type="string">
            <text:p>LeftHipRotator</text:p>
          </table:table-cell>
          <table:table-cell/>
          <table:table-cell office:value-type="string">
            <text:p>l_uglut</text:p>
          </table:table-cell>
          <table:table-cell office:value-type="string">
            <text:p>l_leg_hpz</text:p>
          </table:table-cell>
        </table:table-row>
        <table:table-row table:style-name="ro3">
          <table:table-cell office:value-type="string">
            <text:p>/v1/LeftHipAdductor</text:p>
          </table:table-cell>
          <table:table-cell office:value-type="string">
            <text:p>LeftHipAdductor</text:p>
          </table:table-cell>
          <table:table-cell/>
          <table:table-cell office:value-type="string">
            <text:p>l_lglut</text:p>
          </table:table-cell>
          <table:table-cell office:value-type="string">
            <text:p>l_leg_hpx</text:p>
          </table:table-cell>
        </table:table-row>
        <table:table-row table:style-name="ro3">
          <table:table-cell office:value-type="string">
            <text:p>/v1/LeftLeg</text:p>
          </table:table-cell>
          <table:table-cell office:value-type="string">
            <text:p>LeftHipExtensor</text:p>
          </table:table-cell>
          <table:table-cell/>
          <table:table-cell office:value-type="string">
            <text:p>l_uleg</text:p>
          </table:table-cell>
          <table:table-cell office:value-type="string">
            <text:p>l_leg_hpy</text:p>
          </table:table-cell>
        </table:table-row>
        <table:table-row table:style-name="ro3">
          <table:table-cell office:value-type="string">
            <text:p>/v1/LeftShankStructure</text:p>
          </table:table-cell>
          <table:table-cell office:value-type="string">
            <text:p>LeftKneeExtensor</text:p>
          </table:table-cell>
          <table:table-cell/>
          <table:table-cell office:value-type="string">
            <text:p>l_lleg</text:p>
          </table:table-cell>
          <table:table-cell office:value-type="string">
            <text:p>l_leg_kny</text:p>
          </table:table-cell>
        </table:table-row>
        <table:table-row table:style-name="ro3">
          <table:table-cell office:value-type="string">
            <text:p>/v1/LeftAnkleYoke</text:p>
          </table:table-cell>
          <table:table-cell office:value-type="string">
            <text:p>LeftAnkleExtensor</text:p>
          </table:table-cell>
          <table:table-cell/>
          <table:table-cell office:value-type="string">
            <text:p>l_talus</text:p>
          </table:table-cell>
          <table:table-cell office:value-type="string">
            <text:p>l_leg_aky</text:p>
          </table:table-cell>
        </table:table-row>
        <table:table-row table:style-name="ro3">
          <table:table-cell office:value-type="string">
            <text:p>/v1/LeftUpperFoot</text:p>
          </table:table-cell>
          <table:table-cell office:value-type="string">
            <text:p>LeftAnkle</text:p>
          </table:table-cell>
          <table:table-cell/>
          <table:table-cell office:value-type="string">
            <text:p>l_foot</text:p>
          </table:table-cell>
          <table:table-cell office:value-type="string">
            <text:p>l_leg_akx</text:p>
          </table:table-cell>
        </table:table-row>
        <table:table-row table:style-name="ro3">
          <table:table-cell office:value-type="string">
            <text:p><text:s/></text:p>
          </table:table-cell>
          <table:table-cell table:number-columns-repeated="4"/>
        </table:table-row>
        <table:table-row table:style-name="ro3">
          <table:table-cell office:value-type="string">
            <text:p>/v1/Pelvis</text:p>
          </table:table-cell>
          <table:table-cell table:number-columns-repeated="2"/>
          <table:table-cell office:value-type="string">
            <text:p>pelvis</text:p>
          </table:table-cell>
          <table:table-cell/>
        </table:table-row>
        <table:table-row table:style-name="ro3">
          <table:table-cell office:value-type="string">
            <text:p>/v1/WaistRotator</text:p>
          </table:table-cell>
          <table:table-cell office:value-type="string">
            <text:p>WaistRotator</text:p>
          </table:table-cell>
          <table:table-cell/>
          <table:table-cell office:value-type="string">
            <text:p>ltorso</text:p>
          </table:table-cell>
          <table:table-cell office:value-type="string">
            <text:p>back_bkz</text:p>
          </table:table-cell>
        </table:table-row>
        <table:table-row table:style-name="ro3">
          <table:table-cell office:value-type="string">
            <text:p>/v1/WaistExtensor</text:p>
          </table:table-cell>
          <table:table-cell office:value-type="string">
            <text:p>WaistExtensor</text:p>
          </table:table-cell>
          <table:table-cell/>
          <table:table-cell office:value-type="string">
            <text:p>mtorso</text:p>
          </table:table-cell>
          <table:table-cell office:value-type="string">
            <text:p>back_bky</text:p>
          </table:table-cell>
        </table:table-row>
        <table:table-row table:style-name="ro3">
          <table:table-cell office:value-type="string">
            <text:p>/v1/Trunk</text:p>
          </table:table-cell>
          <table:table-cell office:value-type="string">
            <text:p>WaistLateralExtensor</text:p>
          </table:table-cell>
          <table:table-cell/>
          <table:table-cell office:value-type="string">
            <text:p>utorso</text:p>
          </table:table-cell>
          <table:table-cell office:value-type="string">
            <text:p>back_bkx</text:p>
          </table:table-cell>
        </table:table-row>
        <table:table-row table:style-name="ro3">
          <table:table-cell office:value-type="string">
            <text:p>/v1/LeftShoulderExtensor</text:p>
          </table:table-cell>
          <table:table-cell office:value-type="string">
            <text:p>LeftShoulderExtensor</text:p>
          </table:table-cell>
          <table:table-cell/>
          <table:table-cell office:value-type="string">
            <text:p>l_clav</text:p>
          </table:table-cell>
          <table:table-cell office:value-type="string">
            <text:p>l_arm_usy</text:p>
          </table:table-cell>
        </table:table-row>
        <table:table-row table:style-name="ro3">
          <table:table-cell office:value-type="string">
            <text:p>/v1/LeftShoulderAdductor</text:p>
          </table:table-cell>
          <table:table-cell office:value-type="string">
            <text:p>LeftShoulderAdductor</text:p>
          </table:table-cell>
          <table:table-cell/>
          <table:table-cell office:value-type="string">
            <text:p>l_scap</text:p>
          </table:table-cell>
          <table:table-cell office:value-type="string">
            <text:p>l_arm_shx</text:p>
          </table:table-cell>
        </table:table-row>
        <table:table-row table:style-name="ro3">
          <table:table-cell office:value-type="string">
            <text:p>/v1/LeftShoulderRotator</text:p>
          </table:table-cell>
          <table:table-cell office:value-type="string">
            <text:p>LeftShoulderSupinator</text:p>
          </table:table-cell>
          <table:table-cell/>
          <table:table-cell office:value-type="string">
            <text:p>l_uarm</text:p>
          </table:table-cell>
          <table:table-cell office:value-type="string">
            <text:p>l_arm_ely</text:p>
          </table:table-cell>
        </table:table-row>
        <table:table-row table:style-name="ro3">
          <table:table-cell office:value-type="string">
            <text:p>/v1/LeftElbowExtensor</text:p>
          </table:table-cell>
          <table:table-cell office:value-type="string">
            <text:p>LeftElbowExtensor</text:p>
          </table:table-cell>
          <table:table-cell/>
          <table:table-cell office:value-type="string">
            <text:p>l_larm</text:p>
          </table:table-cell>
          <table:table-cell office:value-type="string">
            <text:p>l_arm_elx</text:p>
          </table:table-cell>
        </table:table-row>
        <table:table-row table:style-name="ro3">
          <table:table-cell office:value-type="string">
            <text:p>/v1/LeftForearm</text:p>
          </table:table-cell>
          <table:table-cell office:value-type="string">
            <text:p>LeftForamSupinator</text:p>
          </table:table-cell>
          <table:table-cell/>
          <table:table-cell office:value-type="string">
            <text:p>l_farm</text:p>
          </table:table-cell>
          <table:table-cell office:value-type="string">
            <text:p>l_arm_uwy</text:p>
          </table:table-cell>
        </table:table-row>
        <table:table-row table:style-name="ro3">
          <table:table-cell office:value-type="string">
            <text:p>/v1/LeftWristYoke</text:p>
          </table:table-cell>
          <table:table-cell office:value-type="string">
            <text:p>LeftWristExtensor</text:p>
          </table:table-cell>
          <table:table-cell/>
          <table:table-cell office:value-type="string">
            <text:p>l_hand</text:p>
          </table:table-cell>
          <table:table-cell office:value-type="string">
            <text:p>l_arm_mwx</text:p>
          </table:table-cell>
        </table:table-row>
        <table:table-row table:style-name="ro3">
          <table:table-cell office:value-type="string">
            <text:p>/v1/LeftPalm</text:p>
          </table:table-cell>
          <table:table-cell office:value-type="string">
            <text:p>LeftWrist</text:p>
          </table:table-cell>
          <table:table-cell/>
          <table:table-cell table:style-name="ce1" office:value-type="string">
            <text:p>l_palm</text:p>
          </table:table-cell>
          <table:table-cell table:style-name="ce1" office:value-type="string">
            <text:p>l_arm_lwz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/v1/Pelvis</text:p>
          </table:table-cell>
          <table:table-cell table:number-columns-repeated="2"/>
          <table:table-cell office:value-type="string">
            <text:p>pelvis</text:p>
          </table:table-cell>
          <table:table-cell/>
        </table:table-row>
        <table:table-row table:style-name="ro3">
          <table:table-cell office:value-type="string">
            <text:p>/v1/WaistRotator</text:p>
          </table:table-cell>
          <table:table-cell office:value-type="string">
            <text:p>WaistRotator</text:p>
          </table:table-cell>
          <table:table-cell/>
          <table:table-cell office:value-type="string">
            <text:p>ltorso</text:p>
          </table:table-cell>
          <table:table-cell office:value-type="string">
            <text:p>back_bkz</text:p>
          </table:table-cell>
        </table:table-row>
        <table:table-row table:style-name="ro3">
          <table:table-cell office:value-type="string">
            <text:p>/v1/WaistExtensor</text:p>
          </table:table-cell>
          <table:table-cell office:value-type="string">
            <text:p>WaistExtensor</text:p>
          </table:table-cell>
          <table:table-cell/>
          <table:table-cell office:value-type="string">
            <text:p>mtorso</text:p>
          </table:table-cell>
          <table:table-cell office:value-type="string">
            <text:p>back_bky</text:p>
          </table:table-cell>
        </table:table-row>
        <table:table-row table:style-name="ro3">
          <table:table-cell office:value-type="string">
            <text:p>/v1/Trunk</text:p>
          </table:table-cell>
          <table:table-cell office:value-type="string">
            <text:p>WaistLateralExtensor</text:p>
          </table:table-cell>
          <table:table-cell/>
          <table:table-cell office:value-type="string">
            <text:p>utorso</text:p>
          </table:table-cell>
          <table:table-cell office:value-type="string">
            <text:p>back_bkx</text:p>
          </table:table-cell>
        </table:table-row>
        <table:table-row table:style-name="ro3">
          <table:table-cell office:value-type="string">
            <text:p>/v1/LowerNeckExtensor</text:p>
          </table:table-cell>
          <table:table-cell office:value-type="string">
            <text:p>LowerNeckExtensor</text:p>
          </table:table-cell>
          <table:table-cell/>
          <table:table-cell office:value-type="string">
            <text:p>head</text:p>
          </table:table-cell>
          <table:table-cell office:value-type="string">
            <text:p>neck_ay</text:p>
          </table:table-cell>
        </table:table-row>
        <table:table-row table:style-name="ro3">
          <table:table-cell office:value-type="string">
            <text:p>/v1/NeckRotator</text:p>
          </table:table-cell>
          <table:table-cell office:value-type="string">
            <text:p>NeckRotator</text:p>
          </table:table-cell>
          <table:table-cell/>
          <table:table-cell table:style-name="ce1" office:value-type="string">
            <text:p>mhead</text:p>
          </table:table-cell>
          <table:table-cell table:style-name="ce1" office:value-type="string">
            <text:p>neck_by</text:p>
          </table:table-cell>
        </table:table-row>
        <table:table-row table:style-name="ro3">
          <table:table-cell office:value-type="string">
            <text:p>/v1/Head</text:p>
          </table:table-cell>
          <table:table-cell office:value-type="string">
            <text:p>UpperNeckExtensor</text:p>
          </table:table-cell>
          <table:table-cell/>
          <table:table-cell table:style-name="ce1" office:value-type="string">
            <text:p>uhead</text:p>
          </table:table-cell>
          <table:table-cell table:style-name="ce1" office:value-type="string">
            <text:p>neck_cy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e Fallon</meta:initial-creator>
    <meta:creation-date>2014-05-28T21:59:10</meta:creation-date>
    <dc:date>2014-05-29T08:45:40</dc:date>
    <dc:creator>Maurice Fallon</dc:creator>
    <meta:editing-duration>PT9H28M20S</meta:editing-duration>
    <meta:editing-cycles>4</meta:editing-cycles>
    <meta:generator>LibreOffice/3.5$Linux_X86_64 LibreOffice_project/350m1$Build-2</meta:generator>
    <meta:document-statistic meta:table-count="3" meta:cell-count="95" meta:object-count="0"/>
  </office:meta>
</office:document-meta>
</file>